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auto" table:align="margins" style:writing-mode="lr-tb"/>
    </style:style>
    <style:style style:name="Table1.A" style:family="table-column">
      <style:table-column-properties style:column-width="5.0722in" style:rel-column-width="51139*"/>
    </style:style>
    <style:style style:name="Table1.B" style:family="table-column">
      <style:table-column-properties style:column-width="1.4278in" style:rel-column-width="14396*"/>
    </style:style>
    <style:style style:name="Table1.A1" style:family="table-cell">
      <style:table-cell-properties fo:padding="0.0382in" fo:border="none"/>
    </style:style>
    <style:style style:name="Table2" style:family="table" style:master-page-name="Standard">
      <style:table-properties style:width="6.5in" style:page-number="auto" table:align="margins" style:writing-mode="lr-tb"/>
    </style:style>
    <style:style style:name="Table2.A" style:family="table-column">
      <style:table-column-properties style:column-width="5.0729in" style:rel-column-width="51146*"/>
    </style:style>
    <style:style style:name="Table2.B" style:family="table-column">
      <style:table-column-properties style:column-width="1.4271in" style:rel-column-width="14389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fo:line-height="150%" fo:text-align="start" style:justify-single-word="false">
        <style:tab-stops>
          <style:tab-stop style:position="1in"/>
        </style:tab-stops>
      </style:paragraph-properties>
      <style:text-properties fo:color="#000000" style:font-name="Times New Roman" fo:font-size="12pt" style:font-name-asian="Times New Roman1" style:font-size-asian="12pt" style:font-name-complex="Tahoma" style:font-size-complex="12pt"/>
    </style:style>
    <style:style style:name="P2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2.8752in"/>
          <style:tab-stop style:position="3in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6pt" style:font-size-asian="6pt" style:font-size-complex="6pt"/>
    </style:style>
    <style:style style:name="P6" style:family="paragraph" style:parent-style-name="Standard">
      <style:paragraph-properties fo:margin-top="0in" fo:margin-bottom="0in" fo:line-height="100%" fo:text-align="start" style:justify-single-word="false">
        <style:tab-stops>
          <style:tab-stop style:position="2.8752in"/>
          <style:tab-stop style:position="3in"/>
        </style:tab-stops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8" style:family="paragraph" style:parent-style-name="No_20_Spacing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9" style:family="paragraph" style:parent-style-name="No_20_Spacing">
      <style:paragraph-properties fo:margin-top="0in" fo:margin-bottom="0in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10" style:family="paragraph" style:parent-style-name="No_20_Spacing">
      <style:paragraph-properties fo:margin-top="0in" fo:margin-bottom="0in"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11" style:family="paragraph" style:parent-style-name="No_20_Spacing">
      <style:paragraph-properties fo:margin-top="0in" fo:margin-bottom="0in" style:line-height-at-least="0.2in"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12" style:family="paragraph" style:parent-style-name="No_20_Spacing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Calibri1" style:font-size-complex="12pt"/>
    </style:style>
    <style:style style:name="P13" style:family="paragraph" style:parent-style-name="No_20_Spacing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14" style:family="paragraph" style:parent-style-name="No_20_Spacing">
      <style:paragraph-properties fo:text-align="center" style:justify-single-word="false"/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15" style:family="paragraph" style:parent-style-name="No_20_Spacing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16" style:family="paragraph" style:parent-style-name="No_20_Spacing">
      <style:paragraph-properties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17" style:family="paragraph" style:parent-style-name="No_20_Spacing">
      <style:paragraph-properties style:line-height-at-least="0.2in"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18" style:family="paragraph" style:parent-style-name="No_20_Spacing">
      <style:text-properties style:font-name="Times New Roman" fo:font-size="12pt" style:font-size-asian="12pt" style:font-size-complex="12pt"/>
    </style:style>
    <style:style style:name="P19" style:family="paragraph" style:parent-style-name="No_20_Spacing">
      <style:paragraph-properties>
        <style:tab-stops>
          <style:tab-stop style:position="1.948in"/>
        </style:tab-stops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No_20_Spacing">
      <style:text-properties style:font-name="Times New Roman" fo:font-size="6pt" style:font-size-asian="6pt" style:font-size-complex="6pt"/>
    </style:style>
    <style:style style:name="P21" style:family="paragraph" style:parent-style-name="No_20_Spacing">
      <style:text-properties style:font-name="Times New Roman" fo:font-size="6pt" style:font-size-asian="12pt" style:font-size-complex="12pt"/>
    </style:style>
    <style:style style:name="P22" style:family="paragraph" style:parent-style-name="Table_20_Contents">
      <style:text-properties style:font-name="Times New Roman" fo:font-size="12pt" style:font-size-asian="12pt" style:font-size-complex="12pt"/>
    </style:style>
    <style:style style:name="P23" style:family="paragraph" style:parent-style-name="No_20_Spacing">
      <style:paragraph-properties fo:margin-top="0in" fo:margin-bottom="0.1in"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24" style:family="paragraph" style:parent-style-name="No_20_Spacing">
      <style:paragraph-properties fo:margin-top="0in" fo:margin-bottom="0.1in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25" style:family="paragraph" style:parent-style-name="Table_20_Contents"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2.8752in"/>
          <style:tab-stop style:position="3in"/>
        </style:tab-stops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fo:line-height="100%" fo:text-align="start" style:justify-single-word="false">
        <style:tab-stops>
          <style:tab-stop style:position="2.8752in"/>
          <style:tab-stop style:position="3in"/>
        </style:tab-stops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30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6pt" style:font-size-asian="6pt" style:font-size-complex="6pt"/>
    </style:style>
    <style:style style:name="P31" style:family="paragraph" style:parent-style-name="Standard">
      <style:paragraph-properties fo:margin-top="0in" fo:margin-bottom="0in" fo:line-height="150%" fo:text-align="start" style:justify-single-word="false">
        <style:tab-stops>
          <style:tab-stop style:position="1in"/>
        </style:tab-stops>
      </style:paragraph-properties>
      <style:text-properties fo:color="#000000" style:font-name="Times New Roman" fo:font-size="12pt" style:font-name-asian="Times New Roman1" style:font-size-asian="12pt" style:font-name-complex="Tahoma" style:font-size-complex="12pt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No_20_Spacing">
      <style:text-properties style:font-name="Times New Roman" fo:font-size="12pt" style:font-size-asian="12pt" style:font-size-complex="12pt"/>
    </style:style>
    <style:style style:name="P34" style:family="paragraph" style:parent-style-name="No_20_Spacing">
      <style:paragraph-properties>
        <style:tab-stops>
          <style:tab-stop style:position="1.948in"/>
        </style:tab-stops>
      </style:paragraph-properties>
      <style:text-properties style:font-name="Times New Roman" fo:font-size="12pt" style:font-size-asian="12pt" style:font-size-complex="12pt"/>
    </style:style>
    <style:style style:name="P35" style:family="paragraph" style:parent-style-name="No_20_Spacing">
      <style:text-properties style:font-name="Times New Roman" fo:font-size="6pt" style:font-size-asian="12pt" style:font-size-complex="12pt"/>
    </style:style>
    <style:style style:name="P36" style:family="paragraph" style:parent-style-name="No_20_Spacing">
      <style:text-properties style:font-name="Times New Roman" fo:font-size="6pt" style:font-size-asian="6pt" style:font-size-complex="6pt"/>
    </style:style>
    <style:style style:name="P37" style:family="paragraph" style:parent-style-name="No_20_Spacing">
      <style:paragraph-properties style:line-height-at-least="0.2in"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38" style:family="paragraph" style:parent-style-name="No_20_Spacing">
      <style:paragraph-properties fo:text-align="center" style:justify-single-word="false"/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39" style:family="paragraph" style:parent-style-name="No_20_Spacing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40" style:family="paragraph" style:parent-style-name="No_20_Spacing">
      <style:paragraph-properties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41" style:family="paragraph" style:parent-style-name="No_20_Spacing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42" style:family="paragraph" style:parent-style-name="No_20_Spacing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Calibri1" style:font-size-complex="12pt"/>
    </style:style>
    <style:style style:name="P43" style:family="paragraph" style:parent-style-name="No_20_Spacing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44" style:family="paragraph" style:parent-style-name="No_20_Spacing">
      <style:paragraph-properties fo:margin-top="0in" fo:margin-bottom="0in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45" style:family="paragraph" style:parent-style-name="No_20_Spacing">
      <style:paragraph-properties fo:margin-top="0in" fo:margin-bottom="0in" style:line-height-at-least="0.2in"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46" style:family="paragraph" style:parent-style-name="No_20_Spacing">
      <style:paragraph-properties fo:margin-top="0in" fo:margin-bottom="0.1in" fo:text-align="justify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47" style:family="paragraph" style:parent-style-name="No_20_Spacing">
      <style:paragraph-properties fo:margin-top="0in" fo:margin-bottom="0.1in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SUPREME COURT OF THE STATE OF NEW YORK</text:p>
            <text:p text:style-name="P19">COUNTY OF NASSAU<text:tab/></text:p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13">---------------------------------------------------------------------------------------X</text:p>
          </table:table-cell>
          <table:table-cell table:style-name="Table1.A1" office:value-type="string">
            <text:p text:style-name="P2">Index No</text:p>
          </table:table-cell>
        </table:table-row>
        <table:table-row>
          <table:table-cell table:style-name="Table1.A1" office:value-type="string">
            <text:p text:style-name="P18">In the Matter of the Application of</text:p>
            <text:p text:style-name="P18">FELIX PROCACCI, PETITIONER </text:p>
          </table:table-cell>
          <table:table-cell table:style-name="Table1.A1" office:value-type="string">
            <text:p text:style-name="P12"/>
            <text:p text:style-name="P12">18--__________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8">Affidavit of Personal Service</text:p>
          </table:table-cell>
        </table:table-row>
        <table:table-row>
          <table:table-cell table:style-name="Table1.A1" office:value-type="string">
            <text:p text:style-name="P14"><text:s/>-against-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5">TOWN OF HEMPSTEAD, RESPON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8">-------------------------------------------------------------------------------------X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2" office:value-type="string">
            <text:p text:style-name="P1">STATE OF NEW YORK}</text:p>
            <text:p text:style-name="P1">SS. :}</text:p>
            <text:p text:style-name="P1">COUNTY OF NASSAU</text:p>
          </table:table-cell>
          <table:covered-table-cell/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6">I, __________________, being duly sworn, deposes and says that deponent is not a party to this proceeding, is over 18 years of age and resides at ___________________________________________________</text:p>
            <text:p text:style-name="P16"/>
            <text:p text:style-name="P17">That on _____________, 2018, I served a true copy of the within Notice of Petition on TOWN OF HEMPSTEAD in the following manner: by delivering same to _________________ as agent on behalf of the said Respondent personally, at ______________, at One Washington Street, Hempstead, New York in the County of Nassau.</text:p>
            <text:p text:style-name="P17"/>
            <text:p text:style-name="P23">Deponent describes the individual as :</text:p>
            <text:p text:style-name="P23">Male : <text:s/>______ <text:s/>Female :<text:span text:style-name="T1"> _ <text:s text:c="7"/></text:span><text:span text:style-name="T2"><text:s text:c="5"/></text:span>Hair Color : Dirty Blond <text:s text:c="6"/>Age: </text:p>
            <text:p text:style-name="P23">Height: ______ <text:s text:c="2"/>Weight: _____ <text:s text:c="4"/>Skin Color: ______</text:p>
            <text:p text:style-name="P24">Sworn to me this </text:p>
            <text:p text:style-name="P9">____ day of ____________, 2018 <text:s text:c="16"/>________________________</text:p>
            <text:p text:style-name="P9"><text:s text:c="82"/></text:p>
            <text:p text:style-name="P9">_____________________ <text:s text:c="28"/></text:p>
            <text:p text:style-name="P11">Notary Public</text:p>
          </table:table-cell>
          <table:table-cell table:style-name="Table1.A1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SUPREME COURT OF THE STATE OF NEW YORK</text:p>
            <text:p text:style-name="P19">COUNTY OF NASSAU<text:tab/></text:p>
          </table:table-cell>
          <table:table-cell table:style-name="Table2.A1" office:value-type="string">
            <text:p text:style-name="P22"/>
          </table:table-cell>
        </table:table-row>
        <table:table-row>
          <table:table-cell table:style-name="Table2.A1" office:value-type="string">
            <text:p text:style-name="P13">---------------------------------------------------------------------------------------X</text:p>
          </table:table-cell>
          <table:table-cell table:style-name="Table2.A1" office:value-type="string">
            <text:p text:style-name="P2">Index No</text:p>
          </table:table-cell>
        </table:table-row>
        <table:table-row>
          <table:table-cell table:style-name="Table2.A1" office:value-type="string">
            <text:p text:style-name="P18">In the Matter of the Application of</text:p>
            <text:p text:style-name="P18">FELIX PROCACCI, PETITIONER </text:p>
          </table:table-cell>
          <table:table-cell table:style-name="Table2.A1" office:value-type="string">
            <text:p text:style-name="P12"/>
            <text:p text:style-name="P12">18--__________</text:p>
          </table:table-cell>
        </table:table-row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8">Affidavit of Personal Service</text:p>
          </table:table-cell>
        </table:table-row>
        <table:table-row>
          <table:table-cell table:style-name="Table2.A1" office:value-type="string">
            <text:p text:style-name="P14"><text:s/>-against-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15">TOWN OF HEMPSTEAD, RESPONDENT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8">-------------------------------------------------------------------------------------X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table:number-columns-spanned="2" office:value-type="string">
            <text:p text:style-name="P1">STATE OF NEW YORK}</text:p>
            <text:p text:style-name="P1">SS. :}</text:p>
            <text:p text:style-name="P1">COUNTY OF NASSAU</text:p>
          </table:table-cell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16">I, __________________, being duly sworn, deposes and says that deponent is not a party to this proceeding, is over 18 years of age and resides at ___________________________________________________</text:p>
            <text:p text:style-name="P16"/>
            <text:p text:style-name="P17">That on _____________, 2018, I served a true copy of the within Notice of Petition on TOWN OF HEMPSTEAD in the following manner: by delivering same to _________________ as agent on behalf of the said Respondent personally, at ______________, at One Washington Street, Hempstead, New York in the County of Nassau.</text:p>
            <text:p text:style-name="P17"/>
            <text:p text:style-name="P23">Deponent describes the individual as :</text:p>
            <text:p text:style-name="P23">Male : <text:s/>______ <text:s/>Female :<text:span text:style-name="T1"> _ <text:s text:c="7"/></text:span><text:span text:style-name="T2"><text:s text:c="5"/></text:span>Hair Color : Dirty Blond <text:s text:c="6"/>Age: </text:p>
            <text:p text:style-name="P23">Height: ______ <text:s text:c="2"/>Weight: _____ <text:s text:c="4"/>Skin Color: ______</text:p>
            <text:p text:style-name="P24">Sworn to me this </text:p>
            <text:p text:style-name="P9">____ day of ____________, 2018 <text:s text:c="16"/>________________________</text:p>
            <text:p text:style-name="P9"><text:s text:c="82"/></text:p>
            <text:p text:style-name="P9">_____________________ <text:s text:c="28"/></text:p>
            <text:p text:style-name="P11">Notary Public</text:p>
          </table:table-cell>
          <table:table-cell table:style-name="Table2.A1" office:value-type="string">
            <text:p text:style-name="P2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_20_Spacing" style:display-name="No Spacing" style:family="paragraph">
      <style:paragraph-properties fo:margin-top="0in" fo:margin-bottom="0in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zabeth</meta:initial-creator>
    <dc:creator>Felix Procacci</dc:creator>
    <meta:editing-cycles>63</meta:editing-cycles>
    <meta:creation-date>2012-03-19T20:00:00</meta:creation-date>
    <dc:date>2018-11-19T23:24:13.46</dc:date>
    <meta:editing-duration>P3DT7H11M9S</meta:editing-duration>
    <meta:generator>OpenOffice/4.1.6$Win32 OpenOffice.org_project/416m1$Build-9790</meta:generator>
    <meta:printed-by>Felix Procacci</meta:printed-by>
    <meta:print-date>2012-08-29T22:07:24.37</meta:print-date>
    <meta:document-statistic meta:table-count="2" meta:image-count="0" meta:object-count="0" meta:page-count="3" meta:paragraph-count="48" meta:word-count="326" meta:character-count="2658"/>
    <meta:template xlink:type="simple" xlink:actuate="onRequest" xlink:title="Normal" xlink:href=""/>
  </office:meta>
</office:document-meta>
</file>